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Sy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rp</text:p>
          </table:table-cell>
          <table:table-cell table:style-name="ce1" office:value-type="string">
            <text:p>Prd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Melt</text:p>
          </table:table-cell>
          <table:table-cell table:style-name="ce1" office:value-type="string">
            <text:p>Boil</text:p>
          </table:table-cell>
          <table:table-cell table:style-name="ce1" office:value-type="string">
            <text:p>Heat</text:p>
          </table:table-cell>
          <table:table-cell table:style-name="ce1" office:value-type="string">
            <text:p>Neg</text:p>
          </table:table-cell>
          <table:table-cell table:style-name="ce1" office:value-type="string">
            <text:p>Abund</text:p>
          </table:table-cell>
          <table:table-cell table:style-name="ce1" office:value-type="string">
            <text:p>Block</text:p>
          </table:table-cell>
          <table:table-cell table:style-name="ce1" office:value-type="string">
            <text:p>State at STP</text:p>
          </table:table-cell>
          <table:table-cell table:style-name="ce1" office:value-type="string">
            <text:p>Occurrenc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ydroge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00794(7)2 3 4</text:p>
          </table:table-cell>
          <table:table-cell office:value-type="string">
            <text:p>0.00008988</text:p>
          </table:table-cell>
          <table:table-cell office:value-type="string">
            <text:p>14.175</text:p>
          </table:table-cell>
          <table:table-cell office:value-type="string">
            <text:p>20.28</text:p>
          </table:table-cell>
          <table:table-cell office:value-type="string">
            <text:p>14.304</text:p>
          </table:table-cell>
          <table:table-cell office:value-type="string">
            <text:p>2.20</text:p>
          </table:table-cell>
          <table:table-cell office:value-type="float" office:value="1400">
            <text:p>1400</text:p>
          </table:table-cell>
          <table:table-cell office:value-type="string">
            <text:p>s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</text:p>
          </table:table-cell>
          <table:table-cell office:value-type="string">
            <text:p>Helium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4.002602(2)2 4</text:p>
          </table:table-cell>
          <table:table-cell office:value-type="string">
            <text:p>0.0001785</text:p>
          </table:table-cell>
          <table:table-cell office:value-type="string">
            <text:p>n/a6</text:p>
          </table:table-cell>
          <table:table-cell office:value-type="string">
            <text:p>4.22</text:p>
          </table:table-cell>
          <table:table-cell office:value-type="string">
            <text:p>5.193</text:p>
          </table:table-cell>
          <table:table-cell office:value-type="float" office:value="-0">
            <text:p>0</text:p>
          </table:table-cell>
          <table:table-cell office:value-type="string">
            <text:p>0.008</text:p>
          </table:table-cell>
          <table:table-cell office:value-type="string">
            <text:p>s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</text:p>
          </table:table-cell>
          <table:table-cell office:value-type="string">
            <text:p>Lith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.941(2)2 3 4 5</text:p>
          </table:table-cell>
          <table:table-cell office:value-type="string">
            <text:p>0.534</text:p>
          </table:table-cell>
          <table:table-cell office:value-type="string">
            <text:p>453.85</text:p>
          </table:table-cell>
          <table:table-cell office:value-type="float" office:value="1615">
            <text:p>1615</text:p>
          </table:table-cell>
          <table:table-cell office:value-type="string">
            <text:p>3.582</text:p>
          </table:table-cell>
          <table:table-cell office:value-type="string">
            <text:p>0.98</text:p>
          </table:table-cell>
          <table:table-cell office:value-type="float" office:value="20">
            <text:p>2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</text:p>
          </table:table-cell>
          <table:table-cell office:value-type="string">
            <text:p>Berylliu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9.012182(3)</text:p>
          </table:table-cell>
          <table:table-cell office:value-type="string">
            <text:p>1.85</text:p>
          </table:table-cell>
          <table:table-cell office:value-type="string">
            <text:p>1560.15</text:p>
          </table:table-cell>
          <table:table-cell office:value-type="float" office:value="2742">
            <text:p>2742</text:p>
          </table:table-cell>
          <table:table-cell office:value-type="string">
            <text:p>1.825</text:p>
          </table:table-cell>
          <table:table-cell office:value-type="string">
            <text:p>1.57</text:p>
          </table:table-cell>
          <table:table-cell office:value-type="string">
            <text:p>2.8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oron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10.811(7)2 3 4</text:p>
          </table:table-cell>
          <table:table-cell office:value-type="string">
            <text:p>2.34</text:p>
          </table:table-cell>
          <table:table-cell office:value-type="string">
            <text:p>2573.15</text:p>
          </table:table-cell>
          <table:table-cell office:value-type="float" office:value="4200">
            <text:p>4200</text:p>
          </table:table-cell>
          <table:table-cell office:value-type="string">
            <text:p>1.026</text:p>
          </table:table-cell>
          <table:table-cell office:value-type="string">
            <text:p>2.04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arbon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12.0107(8)2 4</text:p>
          </table:table-cell>
          <table:table-cell office:value-type="string">
            <text:p>2.267</text:p>
          </table:table-cell>
          <table:table-cell office:value-type="string">
            <text:p>3948.157</text:p>
          </table:table-cell>
          <table:table-cell office:value-type="float" office:value="4300">
            <text:p>4300</text:p>
          </table:table-cell>
          <table:table-cell office:value-type="string">
            <text:p>0.709</text:p>
          </table:table-cell>
          <table:table-cell office:value-type="string">
            <text:p>2.55</text:p>
          </table:table-cell>
          <table:table-cell office:value-type="float" office:value="200">
            <text:p>20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Nitroge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14.0067(2)2 4</text:p>
          </table:table-cell>
          <table:table-cell office:value-type="string">
            <text:p>0.0012506</text:p>
          </table:table-cell>
          <table:table-cell office:value-type="string">
            <text:p>63.29</text:p>
          </table:table-cell>
          <table:table-cell office:value-type="string">
            <text:p>77.36</text:p>
          </table:table-cell>
          <table:table-cell office:value-type="string">
            <text:p>1.04</text:p>
          </table:table-cell>
          <table:table-cell office:value-type="string">
            <text:p>3.04</text:p>
          </table:table-cell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</text:p>
          </table:table-cell>
          <table:table-cell office:value-type="string">
            <text:p>Oxyge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15.9994(3)2 4</text:p>
          </table:table-cell>
          <table:table-cell office:value-type="string">
            <text:p>0.001429</text:p>
          </table:table-cell>
          <table:table-cell office:value-type="string">
            <text:p>50.5</text:p>
          </table:table-cell>
          <table:table-cell office:value-type="string">
            <text:p>90.20</text:p>
          </table:table-cell>
          <table:table-cell office:value-type="string">
            <text:p>0.918</text:p>
          </table:table-cell>
          <table:table-cell office:value-type="string">
            <text:p>3.44</text:p>
          </table:table-cell>
          <table:table-cell office:value-type="float" office:value="461000">
            <text:p>461000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</text:p>
          </table:table-cell>
          <table:table-cell office:value-type="string">
            <text:p>Fluorin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18.9984032(5)</text:p>
          </table:table-cell>
          <table:table-cell office:value-type="string">
            <text:p>0.001696</text:p>
          </table:table-cell>
          <table:table-cell office:value-type="string">
            <text:p>53.63</text:p>
          </table:table-cell>
          <table:table-cell office:value-type="string">
            <text:p>85.03</text:p>
          </table:table-cell>
          <table:table-cell office:value-type="string">
            <text:p>0.824</text:p>
          </table:table-cell>
          <table:table-cell office:value-type="string">
            <text:p>3.98</text:p>
          </table:table-cell>
          <table:table-cell office:value-type="float" office:value="585">
            <text:p>585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</text:p>
          </table:table-cell>
          <table:table-cell office:value-type="string">
            <text:p>Neon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20.1797(6)2 3</text:p>
          </table:table-cell>
          <table:table-cell office:value-type="string">
            <text:p>0.0008999</text:p>
          </table:table-cell>
          <table:table-cell office:value-type="string">
            <text:p>24.703</text:p>
          </table:table-cell>
          <table:table-cell office:value-type="string">
            <text:p>27.07</text:p>
          </table:table-cell>
          <table:table-cell office:value-type="string">
            <text:p>1.03</text:p>
          </table:table-cell>
          <table:table-cell office:value-type="float" office:value="-0">
            <text:p>0</text:p>
          </table:table-cell>
          <table:table-cell office:value-type="string">
            <text:p>0.005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</text:p>
          </table:table-cell>
          <table:table-cell office:value-type="string">
            <text:p>Sodiu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2.98976928(2)</text:p>
          </table:table-cell>
          <table:table-cell office:value-type="string">
            <text:p>0.971</text:p>
          </table:table-cell>
          <table:table-cell office:value-type="string">
            <text:p>371.15</text:p>
          </table:table-cell>
          <table:table-cell office:value-type="float" office:value="1156">
            <text:p>1156</text:p>
          </table:table-cell>
          <table:table-cell office:value-type="string">
            <text:p>1.228</text:p>
          </table:table-cell>
          <table:table-cell office:value-type="string">
            <text:p>0.93</text:p>
          </table:table-cell>
          <table:table-cell office:value-type="float" office:value="23600">
            <text:p>2360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string">
            <text:p>Magnesiu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24.3050(6)</text:p>
          </table:table-cell>
          <table:table-cell office:value-type="string">
            <text:p>1.738</text:p>
          </table:table-cell>
          <table:table-cell office:value-type="string">
            <text:p>923.15</text:p>
          </table:table-cell>
          <table:table-cell office:value-type="float" office:value="1363">
            <text:p>1363</text:p>
          </table:table-cell>
          <table:table-cell office:value-type="string">
            <text:p>1.023</text:p>
          </table:table-cell>
          <table:table-cell office:value-type="string">
            <text:p>1.31</text:p>
          </table:table-cell>
          <table:table-cell office:value-type="float" office:value="23300">
            <text:p>2330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</text:p>
          </table:table-cell>
          <table:table-cell office:value-type="string">
            <text:p>Aluminium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26.9815386(8)</text:p>
          </table:table-cell>
          <table:table-cell office:value-type="string">
            <text:p>2.698</text:p>
          </table:table-cell>
          <table:table-cell office:value-type="string">
            <text:p>933.4</text:p>
          </table:table-cell>
          <table:table-cell office:value-type="float" office:value="2792">
            <text:p>2792</text:p>
          </table:table-cell>
          <table:table-cell office:value-type="string">
            <text:p>0.897</text:p>
          </table:table-cell>
          <table:table-cell office:value-type="string">
            <text:p>1.61</text:p>
          </table:table-cell>
          <table:table-cell office:value-type="float" office:value="82300">
            <text:p>8230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</text:p>
          </table:table-cell>
          <table:table-cell office:value-type="string">
            <text:p>Silicon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8.0855(3)4</text:p>
          </table:table-cell>
          <table:table-cell office:value-type="string">
            <text:p>2.3296</text:p>
          </table:table-cell>
          <table:table-cell office:value-type="string">
            <text:p>1683.15</text:p>
          </table:table-cell>
          <table:table-cell office:value-type="float" office:value="3538">
            <text:p>3538</text:p>
          </table:table-cell>
          <table:table-cell office:value-type="string">
            <text:p>0.705</text:p>
          </table:table-cell>
          <table:table-cell office:value-type="string">
            <text:p>1.9</text:p>
          </table:table-cell>
          <table:table-cell office:value-type="float" office:value="282000">
            <text:p>28200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Phosphorus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30.973762(2)</text:p>
          </table:table-cell>
          <table:table-cell office:value-type="string">
            <text:p>1.82</text:p>
          </table:table-cell>
          <table:table-cell office:value-type="string">
            <text:p>317.25</text:p>
          </table:table-cell>
          <table:table-cell office:value-type="float" office:value="553">
            <text:p>553</text:p>
          </table:table-cell>
          <table:table-cell office:value-type="string">
            <text:p>0.769</text:p>
          </table:table-cell>
          <table:table-cell office:value-type="string">
            <text:p>2.19</text:p>
          </table:table-cell>
          <table:table-cell office:value-type="float" office:value="1050">
            <text:p>105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</text:p>
          </table:table-cell>
          <table:table-cell office:value-type="string">
            <text:p>Sulfu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32.065(5)2 4</text:p>
          </table:table-cell>
          <table:table-cell office:value-type="string">
            <text:p>2.067</text:p>
          </table:table-cell>
          <table:table-cell office:value-type="string">
            <text:p>388.51</text:p>
          </table:table-cell>
          <table:table-cell office:value-type="string">
            <text:p>717.8</text:p>
          </table:table-cell>
          <table:table-cell office:value-type="string">
            <text:p>0.71</text:p>
          </table:table-cell>
          <table:table-cell office:value-type="string">
            <text:p>2.58</text:p>
          </table:table-cell>
          <table:table-cell office:value-type="float" office:value="350">
            <text:p>350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l</text:p>
          </table:table-cell>
          <table:table-cell office:value-type="string">
            <text:p>Chlorine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35.453(2)2 3 4</text:p>
          </table:table-cell>
          <table:table-cell office:value-type="string">
            <text:p>0.003214</text:p>
          </table:table-cell>
          <table:table-cell office:value-type="string">
            <text:p>172.31</text:p>
          </table:table-cell>
          <table:table-cell office:value-type="string">
            <text:p>239.11</text:p>
          </table:table-cell>
          <table:table-cell office:value-type="string">
            <text:p>0.479</text:p>
          </table:table-cell>
          <table:table-cell office:value-type="string">
            <text:p>3.16</text:p>
          </table:table-cell>
          <table:table-cell office:value-type="float" office:value="145">
            <text:p>145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</text:p>
          </table:table-cell>
          <table:table-cell office:value-type="string">
            <text:p>Arg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39.948(1)2 4</text:p>
          </table:table-cell>
          <table:table-cell office:value-type="string">
            <text:p>0.0017837</text:p>
          </table:table-cell>
          <table:table-cell office:value-type="string">
            <text:p>83.96</text:p>
          </table:table-cell>
          <table:table-cell office:value-type="string">
            <text:p>87.30</text:p>
          </table:table-cell>
          <table:table-cell office:value-type="string">
            <text:p>0.52</text:p>
          </table:table-cell>
          <table:table-cell office:value-type="float" office:value="-0">
            <text:p>0</text:p>
          </table:table-cell>
          <table:table-cell office:value-type="string">
            <text:p>3.5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</text:p>
          </table:table-cell>
          <table:table-cell office:value-type="string">
            <text:p>Potassiu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39.0983(1)</text:p>
          </table:table-cell>
          <table:table-cell office:value-type="string">
            <text:p>0.862</text:p>
          </table:table-cell>
          <table:table-cell office:value-type="string">
            <text:p>336.5</text:p>
          </table:table-cell>
          <table:table-cell office:value-type="float" office:value="1032">
            <text:p>1032</text:p>
          </table:table-cell>
          <table:table-cell office:value-type="string">
            <text:p>0.757</text:p>
          </table:table-cell>
          <table:table-cell office:value-type="string">
            <text:p>0.82</text:p>
          </table:table-cell>
          <table:table-cell office:value-type="float" office:value="20900">
            <text:p>2090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</text:p>
          </table:table-cell>
          <table:table-cell office:value-type="string">
            <text:p>Calciu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0.078(4)2</text:p>
          </table:table-cell>
          <table:table-cell office:value-type="string">
            <text:p>1.54</text:p>
          </table:table-cell>
          <table:table-cell office:value-type="string">
            <text:p>1112.15</text:p>
          </table:table-cell>
          <table:table-cell office:value-type="float" office:value="1757">
            <text:p>1757</text:p>
          </table:table-cell>
          <table:table-cell office:value-type="string">
            <text:p>0.647</text:p>
          </table:table-cell>
          <table:table-cell office:value-type="float" office:value="1">
            <text:p>1</text:p>
          </table:table-cell>
          <table:table-cell office:value-type="float" office:value="41500">
            <text:p>4150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</text:p>
          </table:table-cell>
          <table:table-cell office:value-type="string">
            <text:p>Scandiu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44.955912(6)</text:p>
          </table:table-cell>
          <table:table-cell office:value-type="string">
            <text:p>2.989</text:p>
          </table:table-cell>
          <table:table-cell office:value-type="string">
            <text:p>1812.15</text:p>
          </table:table-cell>
          <table:table-cell office:value-type="float" office:value="3109">
            <text:p>3109</text:p>
          </table:table-cell>
          <table:table-cell office:value-type="string">
            <text:p>0.568</text:p>
          </table:table-cell>
          <table:table-cell office:value-type="string">
            <text:p>1.36</text:p>
          </table:table-cell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i</text:p>
          </table:table-cell>
          <table:table-cell office:value-type="string">
            <text:p>Titanium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7.867(1)</text:p>
          </table:table-cell>
          <table:table-cell office:value-type="string">
            <text:p>4.54</text:p>
          </table:table-cell>
          <table:table-cell office:value-type="string">
            <text:p>1933.15</text:p>
          </table:table-cell>
          <table:table-cell office:value-type="float" office:value="3560">
            <text:p>3560</text:p>
          </table:table-cell>
          <table:table-cell office:value-type="string">
            <text:p>0.523</text:p>
          </table:table-cell>
          <table:table-cell office:value-type="string">
            <text:p>1.54</text:p>
          </table:table-cell>
          <table:table-cell office:value-type="float" office:value="5650">
            <text:p>565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</text:p>
          </table:table-cell>
          <table:table-cell office:value-type="string">
            <text:p>Vanadiu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50.9415(1)</text:p>
          </table:table-cell>
          <table:table-cell office:value-type="string">
            <text:p>6.11</text:p>
          </table:table-cell>
          <table:table-cell office:value-type="string">
            <text:p>2175.15</text:p>
          </table:table-cell>
          <table:table-cell office:value-type="float" office:value="3680">
            <text:p>3680</text:p>
          </table:table-cell>
          <table:table-cell office:value-type="string">
            <text:p>0.489</text:p>
          </table:table-cell>
          <table:table-cell office:value-type="string">
            <text:p>1.63</text:p>
          </table:table-cell>
          <table:table-cell office:value-type="float" office:value="120">
            <text:p>12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string">
            <text:p>Chromium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1.9961(6)</text:p>
          </table:table-cell>
          <table:table-cell office:value-type="string">
            <text:p>7.15</text:p>
          </table:table-cell>
          <table:table-cell office:value-type="string">
            <text:p>2130.15</text:p>
          </table:table-cell>
          <table:table-cell office:value-type="float" office:value="2944">
            <text:p>2944</text:p>
          </table:table-cell>
          <table:table-cell office:value-type="string">
            <text:p>0.449</text:p>
          </table:table-cell>
          <table:table-cell office:value-type="string">
            <text:p>1.66</text:p>
          </table:table-cell>
          <table:table-cell office:value-type="float" office:value="102">
            <text:p>102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n</text:p>
          </table:table-cell>
          <table:table-cell office:value-type="string">
            <text:p>Manganes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54.938045(5)</text:p>
          </table:table-cell>
          <table:table-cell office:value-type="string">
            <text:p>7.44</text:p>
          </table:table-cell>
          <table:table-cell office:value-type="string">
            <text:p>1519.15</text:p>
          </table:table-cell>
          <table:table-cell office:value-type="float" office:value="2334">
            <text:p>2334</text:p>
          </table:table-cell>
          <table:table-cell office:value-type="string">
            <text:p>0.479</text:p>
          </table:table-cell>
          <table:table-cell office:value-type="string">
            <text:p>1.55</text:p>
          </table:table-cell>
          <table:table-cell office:value-type="float" office:value="950">
            <text:p>95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e</text:p>
          </table:table-cell>
          <table:table-cell office:value-type="string">
            <text:p>Ir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55.845(2)</text:p>
          </table:table-cell>
          <table:table-cell office:value-type="string">
            <text:p>7.874</text:p>
          </table:table-cell>
          <table:table-cell office:value-type="string">
            <text:p>1808.15</text:p>
          </table:table-cell>
          <table:table-cell office:value-type="float" office:value="3134">
            <text:p>3134</text:p>
          </table:table-cell>
          <table:table-cell office:value-type="string">
            <text:p>0.449</text:p>
          </table:table-cell>
          <table:table-cell office:value-type="string">
            <text:p>1.83</text:p>
          </table:table-cell>
          <table:table-cell office:value-type="float" office:value="56300">
            <text:p>5630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</text:p>
          </table:table-cell>
          <table:table-cell office:value-type="string">
            <text:p>Cobal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58.933195(5)</text:p>
          </table:table-cell>
          <table:table-cell office:value-type="string">
            <text:p>8.86</text:p>
          </table:table-cell>
          <table:table-cell office:value-type="string">
            <text:p>1768.15</text:p>
          </table:table-cell>
          <table:table-cell office:value-type="float" office:value="3200">
            <text:p>3200</text:p>
          </table:table-cell>
          <table:table-cell office:value-type="string">
            <text:p>0.421</text:p>
          </table:table-cell>
          <table:table-cell office:value-type="string">
            <text:p>1.88</text:p>
          </table:table-cell>
          <table:table-cell office:value-type="float" office:value="25">
            <text:p>2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</text:p>
          </table:table-cell>
          <table:table-cell office:value-type="string">
            <text:p>Nickel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58.6934(4)</text:p>
          </table:table-cell>
          <table:table-cell office:value-type="string">
            <text:p>8.912</text:p>
          </table:table-cell>
          <table:table-cell office:value-type="string">
            <text:p>1726.15</text:p>
          </table:table-cell>
          <table:table-cell office:value-type="float" office:value="3186">
            <text:p>3186</text:p>
          </table:table-cell>
          <table:table-cell office:value-type="string">
            <text:p>0.444</text:p>
          </table:table-cell>
          <table:table-cell office:value-type="string">
            <text:p>1.91</text:p>
          </table:table-cell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</text:p>
          </table:table-cell>
          <table:table-cell office:value-type="string">
            <text:p>Coppe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63.546(3)4</text:p>
          </table:table-cell>
          <table:table-cell office:value-type="string">
            <text:p>8.96</text:p>
          </table:table-cell>
          <table:table-cell office:value-type="string">
            <text:p>1357.75</text:p>
          </table:table-cell>
          <table:table-cell office:value-type="float" office:value="2835">
            <text:p>2835</text:p>
          </table:table-cell>
          <table:table-cell office:value-type="string">
            <text:p>0.385</text:p>
          </table:table-cell>
          <table:table-cell office:value-type="string">
            <text:p>1.9</text:p>
          </table:table-cell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n</text:p>
          </table:table-cell>
          <table:table-cell office:value-type="string">
            <text:p>Zinc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65.38(2)</text:p>
          </table:table-cell>
          <table:table-cell office:value-type="string">
            <text:p>7.134</text:p>
          </table:table-cell>
          <table:table-cell office:value-type="string">
            <text:p>692.88</text:p>
          </table:table-cell>
          <table:table-cell office:value-type="float" office:value="1180">
            <text:p>1180</text:p>
          </table:table-cell>
          <table:table-cell office:value-type="string">
            <text:p>0.388</text:p>
          </table:table-cell>
          <table:table-cell office:value-type="string">
            <text:p>1.65</text:p>
          </table:table-cell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</text:p>
          </table:table-cell>
          <table:table-cell office:value-type="string">
            <text:p>Galliu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69.723(1)</text:p>
          </table:table-cell>
          <table:table-cell office:value-type="string">
            <text:p>5.907</text:p>
          </table:table-cell>
          <table:table-cell office:value-type="string">
            <text:p>302.91</text:p>
          </table:table-cell>
          <table:table-cell office:value-type="float" office:value="2477">
            <text:p>2477</text:p>
          </table:table-cell>
          <table:table-cell office:value-type="string">
            <text:p>0.371</text:p>
          </table:table-cell>
          <table:table-cell office:value-type="string">
            <text:p>1.81</text:p>
          </table:table-cell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e</text:p>
          </table:table-cell>
          <table:table-cell office:value-type="string">
            <text:p>Germanium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72.64(1)</text:p>
          </table:table-cell>
          <table:table-cell office:value-type="string">
            <text:p>5.323</text:p>
          </table:table-cell>
          <table:table-cell office:value-type="string">
            <text:p>1211.45</text:p>
          </table:table-cell>
          <table:table-cell office:value-type="float" office:value="3106">
            <text:p>3106</text:p>
          </table:table-cell>
          <table:table-cell office:value-type="string">
            <text:p>0.32</text:p>
          </table:table-cell>
          <table:table-cell office:value-type="string">
            <text:p>2.01</text:p>
          </table:table-cell>
          <table:table-cell office:value-type="string">
            <text:p>1.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</text:p>
          </table:table-cell>
          <table:table-cell office:value-type="string">
            <text:p>Arsenic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74.92160(2)</text:p>
          </table:table-cell>
          <table:table-cell office:value-type="string">
            <text:p>5.776</text:p>
          </table:table-cell>
          <table:table-cell office:value-type="string">
            <text:p>1090.157</text:p>
          </table:table-cell>
          <table:table-cell office:value-type="float" office:value="887">
            <text:p>887</text:p>
          </table:table-cell>
          <table:table-cell office:value-type="string">
            <text:p>0.329</text:p>
          </table:table-cell>
          <table:table-cell office:value-type="string">
            <text:p>2.18</text:p>
          </table:table-cell>
          <table:table-cell office:value-type="string">
            <text:p>1.8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</text:p>
          </table:table-cell>
          <table:table-cell office:value-type="string">
            <text:p>Seleniu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78.96(3)4</text:p>
          </table:table-cell>
          <table:table-cell office:value-type="string">
            <text:p>4.809</text:p>
          </table:table-cell>
          <table:table-cell office:value-type="string">
            <text:p>494.15</text:p>
          </table:table-cell>
          <table:table-cell office:value-type="float" office:value="958">
            <text:p>958</text:p>
          </table:table-cell>
          <table:table-cell office:value-type="string">
            <text:p>0.321</text:p>
          </table:table-cell>
          <table:table-cell office:value-type="string">
            <text:p>2.55</text:p>
          </table:table-cell>
          <table:table-cell office:value-type="string">
            <text:p>0.0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r</text:p>
          </table:table-cell>
          <table:table-cell office:value-type="string">
            <text:p>Bromin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79.904(1)</text:p>
          </table:table-cell>
          <table:table-cell office:value-type="string">
            <text:p>3.122</text:p>
          </table:table-cell>
          <table:table-cell office:value-type="string">
            <text:p>266.05</text:p>
          </table:table-cell>
          <table:table-cell office:value-type="string">
            <text:p>332.0</text:p>
          </table:table-cell>
          <table:table-cell office:value-type="string">
            <text:p>0.474</text:p>
          </table:table-cell>
          <table:table-cell office:value-type="string">
            <text:p>2.96</text:p>
          </table:table-cell>
          <table:table-cell office:value-type="string">
            <text:p>2.4</text:p>
          </table:table-cell>
          <table:table-cell office:value-type="string">
            <text:p>p</text:p>
          </table:table-cell>
          <table:table-cell office:value-type="string">
            <text:p>Liquid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r</text:p>
          </table:table-cell>
          <table:table-cell office:value-type="string">
            <text:p>Krypton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83.798(2)2 3</text:p>
          </table:table-cell>
          <table:table-cell office:value-type="string">
            <text:p>0.003733</text:p>
          </table:table-cell>
          <table:table-cell office:value-type="string">
            <text:p>115.93</text:p>
          </table:table-cell>
          <table:table-cell office:value-type="string">
            <text:p>119.93</text:p>
          </table:table-cell>
          <table:table-cell office:value-type="string">
            <text:p>0.248</text:p>
          </table:table-cell>
          <table:table-cell office:value-type="float" office:value="3">
            <text:p>3</text:p>
          </table:table-cell>
          <table:table-cell office:value-type="string">
            <text:p>&lt;0.001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b</text:p>
          </table:table-cell>
          <table:table-cell office:value-type="string">
            <text:p>Rubidiu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85.4678(3)2</text:p>
          </table:table-cell>
          <table:table-cell office:value-type="string">
            <text:p>1.532</text:p>
          </table:table-cell>
          <table:table-cell office:value-type="string">
            <text:p>312.79</text:p>
          </table:table-cell>
          <table:table-cell office:value-type="float" office:value="961">
            <text:p>961</text:p>
          </table:table-cell>
          <table:table-cell office:value-type="string">
            <text:p>0.363</text:p>
          </table:table-cell>
          <table:table-cell office:value-type="string">
            <text:p>0.82</text:p>
          </table:table-cell>
          <table:table-cell office:value-type="float" office:value="90">
            <text:p>9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r</text:p>
          </table:table-cell>
          <table:table-cell office:value-type="string">
            <text:p>Strontiu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87.62(1)2 4</text:p>
          </table:table-cell>
          <table:table-cell office:value-type="string">
            <text:p>2.64</text:p>
          </table:table-cell>
          <table:table-cell office:value-type="string">
            <text:p>1042.15</text:p>
          </table:table-cell>
          <table:table-cell office:value-type="float" office:value="1655">
            <text:p>1655</text:p>
          </table:table-cell>
          <table:table-cell office:value-type="string">
            <text:p>0.301</text:p>
          </table:table-cell>
          <table:table-cell office:value-type="string">
            <text:p>0.95</text:p>
          </table:table-cell>
          <table:table-cell office:value-type="float" office:value="370">
            <text:p>370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</text:p>
          </table:table-cell>
          <table:table-cell office:value-type="string">
            <text:p>Yttriu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88.90585(2)</text:p>
          </table:table-cell>
          <table:table-cell office:value-type="string">
            <text:p>4.469</text:p>
          </table:table-cell>
          <table:table-cell office:value-type="string">
            <text:p>1799.15</text:p>
          </table:table-cell>
          <table:table-cell office:value-type="float" office:value="3609">
            <text:p>3609</text:p>
          </table:table-cell>
          <table:table-cell office:value-type="string">
            <text:p>0.298</text:p>
          </table:table-cell>
          <table:table-cell office:value-type="string">
            <text:p>1.22</text:p>
          </table:table-cell>
          <table:table-cell office:value-type="float" office:value="33">
            <text:p>33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r</text:p>
          </table:table-cell>
          <table:table-cell office:value-type="string">
            <text:p>Zirconium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91.224(2)2</text:p>
          </table:table-cell>
          <table:table-cell office:value-type="string">
            <text:p>6.506</text:p>
          </table:table-cell>
          <table:table-cell office:value-type="string">
            <text:p>2125.15</text:p>
          </table:table-cell>
          <table:table-cell office:value-type="float" office:value="4682">
            <text:p>4682</text:p>
          </table:table-cell>
          <table:table-cell office:value-type="string">
            <text:p>0.278</text:p>
          </table:table-cell>
          <table:table-cell office:value-type="string">
            <text:p>1.33</text:p>
          </table:table-cell>
          <table:table-cell office:value-type="float" office:value="165">
            <text:p>16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b</text:p>
          </table:table-cell>
          <table:table-cell office:value-type="string">
            <text:p>Niobiu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92.90638(2)</text:p>
          </table:table-cell>
          <table:table-cell office:value-type="string">
            <text:p>8.57</text:p>
          </table:table-cell>
          <table:table-cell office:value-type="string">
            <text:p>2741.15</text:p>
          </table:table-cell>
          <table:table-cell office:value-type="float" office:value="5017">
            <text:p>5017</text:p>
          </table:table-cell>
          <table:table-cell office:value-type="string">
            <text:p>0.265</text:p>
          </table:table-cell>
          <table:table-cell office:value-type="string">
            <text:p>1.6</text:p>
          </table:table-cell>
          <table:table-cell office:value-type="float" office:value="20">
            <text:p>2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</text:p>
          </table:table-cell>
          <table:table-cell office:value-type="string">
            <text:p>Molybdenu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95.96(2)2</text:p>
          </table:table-cell>
          <table:table-cell office:value-type="string">
            <text:p>10.22</text:p>
          </table:table-cell>
          <table:table-cell office:value-type="string">
            <text:p>2890.15</text:p>
          </table:table-cell>
          <table:table-cell office:value-type="float" office:value="4912">
            <text:p>4912</text:p>
          </table:table-cell>
          <table:table-cell office:value-type="string">
            <text:p>0.251</text:p>
          </table:table-cell>
          <table:table-cell office:value-type="string">
            <text:p>2.16</text:p>
          </table:table-cell>
          <table:table-cell office:value-type="string">
            <text:p>1.2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c</text:p>
          </table:table-cell>
          <table:table-cell office:value-type="string">
            <text:p>Technetiu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[98]1</text:p>
          </table:table-cell>
          <table:table-cell office:value-type="string">
            <text:p>11.5</text:p>
          </table:table-cell>
          <table:table-cell office:value-type="string">
            <text:p>2473.15</text:p>
          </table:table-cell>
          <table:table-cell office:value-type="float" office:value="5150">
            <text:p>5150</text:p>
          </table:table-cell>
          <table:table-cell office:value-type="float" office:value="-0">
            <text:p>0</text:p>
          </table:table-cell>
          <table:table-cell office:value-type="string">
            <text:p>1.9</text:p>
          </table:table-cell>
          <table:table-cell office:value-type="string">
            <text:p>&lt;0.001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u</text:p>
          </table:table-cell>
          <table:table-cell office:value-type="string">
            <text:p>Ruthenium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101.07(2)2</text:p>
          </table:table-cell>
          <table:table-cell office:value-type="string">
            <text:p>12.37</text:p>
          </table:table-cell>
          <table:table-cell office:value-type="string">
            <text:p>2523.15</text:p>
          </table:table-cell>
          <table:table-cell office:value-type="float" office:value="4423">
            <text:p>4423</text:p>
          </table:table-cell>
          <table:table-cell office:value-type="string">
            <text:p>0.238</text:p>
          </table:table-cell>
          <table:table-cell office:value-type="string">
            <text:p>2.2</text:p>
          </table:table-cell>
          <table:table-cell office:value-type="string">
            <text:p>0.001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h</text:p>
          </table:table-cell>
          <table:table-cell office:value-type="string">
            <text:p>Rhodium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102.90550(2)</text:p>
          </table:table-cell>
          <table:table-cell office:value-type="string">
            <text:p>12.41</text:p>
          </table:table-cell>
          <table:table-cell office:value-type="string">
            <text:p>2239.15</text:p>
          </table:table-cell>
          <table:table-cell office:value-type="float" office:value="3968">
            <text:p>3968</text:p>
          </table:table-cell>
          <table:table-cell office:value-type="string">
            <text:p>0.243</text:p>
          </table:table-cell>
          <table:table-cell office:value-type="string">
            <text:p>2.28</text:p>
          </table:table-cell>
          <table:table-cell office:value-type="string">
            <text:p>0.001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d</text:p>
          </table:table-cell>
          <table:table-cell office:value-type="string">
            <text:p>Palladiu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6.42(1)2</text:p>
          </table:table-cell>
          <table:table-cell office:value-type="string">
            <text:p>12.02</text:p>
          </table:table-cell>
          <table:table-cell office:value-type="string">
            <text:p>1825.15</text:p>
          </table:table-cell>
          <table:table-cell office:value-type="float" office:value="3236">
            <text:p>3236</text:p>
          </table:table-cell>
          <table:table-cell office:value-type="string">
            <text:p>0.244</text:p>
          </table:table-cell>
          <table:table-cell office:value-type="string">
            <text:p>2.2</text:p>
          </table:table-cell>
          <table:table-cell office:value-type="string">
            <text:p>0.01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</text:p>
          </table:table-cell>
          <table:table-cell office:value-type="string">
            <text:p>Silver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107.8682(2)2</text:p>
          </table:table-cell>
          <table:table-cell office:value-type="string">
            <text:p>10.501</text:p>
          </table:table-cell>
          <table:table-cell office:value-type="string">
            <text:p>1234.15</text:p>
          </table:table-cell>
          <table:table-cell office:value-type="float" office:value="2435">
            <text:p>2435</text:p>
          </table:table-cell>
          <table:table-cell office:value-type="string">
            <text:p>0.235</text:p>
          </table:table-cell>
          <table:table-cell office:value-type="string">
            <text:p>1.93</text:p>
          </table:table-cell>
          <table:table-cell office:value-type="string">
            <text:p>0.07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d</text:p>
          </table:table-cell>
          <table:table-cell office:value-type="string">
            <text:p>Cadmiu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112.411(8)2</text:p>
          </table:table-cell>
          <table:table-cell office:value-type="string">
            <text:p>8.69</text:p>
          </table:table-cell>
          <table:table-cell office:value-type="string">
            <text:p>594.33</text:p>
          </table:table-cell>
          <table:table-cell office:value-type="float" office:value="1040">
            <text:p>1040</text:p>
          </table:table-cell>
          <table:table-cell office:value-type="string">
            <text:p>0.232</text:p>
          </table:table-cell>
          <table:table-cell office:value-type="string">
            <text:p>1.69</text:p>
          </table:table-cell>
          <table:table-cell office:value-type="string">
            <text:p>0.159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</text:p>
          </table:table-cell>
          <table:table-cell office:value-type="string">
            <text:p>Indium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114.818(3)</text:p>
          </table:table-cell>
          <table:table-cell office:value-type="string">
            <text:p>7.31</text:p>
          </table:table-cell>
          <table:table-cell office:value-type="string">
            <text:p>429.91</text:p>
          </table:table-cell>
          <table:table-cell office:value-type="float" office:value="2345">
            <text:p>2345</text:p>
          </table:table-cell>
          <table:table-cell office:value-type="string">
            <text:p>0.233</text:p>
          </table:table-cell>
          <table:table-cell office:value-type="string">
            <text:p>1.78</text:p>
          </table:table-cell>
          <table:table-cell office:value-type="string">
            <text:p>0.2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n</text:p>
          </table:table-cell>
          <table:table-cell office:value-type="string">
            <text:p>Ti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118.710(7)2</text:p>
          </table:table-cell>
          <table:table-cell office:value-type="string">
            <text:p>7.287</text:p>
          </table:table-cell>
          <table:table-cell office:value-type="string">
            <text:p>505.21</text:p>
          </table:table-cell>
          <table:table-cell office:value-type="float" office:value="2875">
            <text:p>2875</text:p>
          </table:table-cell>
          <table:table-cell office:value-type="string">
            <text:p>0.228</text:p>
          </table:table-cell>
          <table:table-cell office:value-type="string">
            <text:p>1.96</text:p>
          </table:table-cell>
          <table:table-cell office:value-type="string">
            <text:p>2.3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b</text:p>
          </table:table-cell>
          <table:table-cell office:value-type="string">
            <text:p>Antimony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121.760(1)2</text:p>
          </table:table-cell>
          <table:table-cell office:value-type="string">
            <text:p>6.685</text:p>
          </table:table-cell>
          <table:table-cell office:value-type="string">
            <text:p>904.05</text:p>
          </table:table-cell>
          <table:table-cell office:value-type="float" office:value="1860">
            <text:p>1860</text:p>
          </table:table-cell>
          <table:table-cell office:value-type="string">
            <text:p>0.207</text:p>
          </table:table-cell>
          <table:table-cell office:value-type="string">
            <text:p>2.05</text:p>
          </table:table-cell>
          <table:table-cell office:value-type="string">
            <text:p>0.2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</text:p>
          </table:table-cell>
          <table:table-cell office:value-type="string">
            <text:p>Tellurium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127.60(3)2</text:p>
          </table:table-cell>
          <table:table-cell office:value-type="string">
            <text:p>6.232</text:p>
          </table:table-cell>
          <table:table-cell office:value-type="string">
            <text:p>722.8</text:p>
          </table:table-cell>
          <table:table-cell office:value-type="float" office:value="1261">
            <text:p>1261</text:p>
          </table:table-cell>
          <table:table-cell office:value-type="string">
            <text:p>0.202</text:p>
          </table:table-cell>
          <table:table-cell office:value-type="string">
            <text:p>2.1</text:p>
          </table:table-cell>
          <table:table-cell office:value-type="string">
            <text:p>0.001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string">
            <text:p>Iodin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126.90447(3)</text:p>
          </table:table-cell>
          <table:table-cell office:value-type="string">
            <text:p>4.93</text:p>
          </table:table-cell>
          <table:table-cell office:value-type="string">
            <text:p>386.65</text:p>
          </table:table-cell>
          <table:table-cell office:value-type="string">
            <text:p>457.4</text:p>
          </table:table-cell>
          <table:table-cell office:value-type="string">
            <text:p>0.214</text:p>
          </table:table-cell>
          <table:table-cell office:value-type="string">
            <text:p>2.66</text:p>
          </table:table-cell>
          <table:table-cell office:value-type="string">
            <text:p>0.4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Xe</text:p>
          </table:table-cell>
          <table:table-cell office:value-type="string">
            <text:p>Xenon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131.293(6)2 3</text:p>
          </table:table-cell>
          <table:table-cell office:value-type="string">
            <text:p>0.005887</text:p>
          </table:table-cell>
          <table:table-cell office:value-type="string">
            <text:p>161.45</text:p>
          </table:table-cell>
          <table:table-cell office:value-type="string">
            <text:p>165.03</text:p>
          </table:table-cell>
          <table:table-cell office:value-type="string">
            <text:p>0.158</text:p>
          </table:table-cell>
          <table:table-cell office:value-type="string">
            <text:p>2.6</text:p>
          </table:table-cell>
          <table:table-cell office:value-type="string">
            <text:p>&lt;0.001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s</text:p>
          </table:table-cell>
          <table:table-cell office:value-type="string">
            <text:p>Caesiu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132.9054519(2)</text:p>
          </table:table-cell>
          <table:table-cell office:value-type="string">
            <text:p>1.873</text:p>
          </table:table-cell>
          <table:table-cell office:value-type="string">
            <text:p>301.7</text:p>
          </table:table-cell>
          <table:table-cell office:value-type="float" office:value="944">
            <text:p>944</text:p>
          </table:table-cell>
          <table:table-cell office:value-type="string">
            <text:p>0.242</text:p>
          </table:table-cell>
          <table:table-cell office:value-type="string">
            <text:p>0.79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</text:p>
          </table:table-cell>
          <table:table-cell office:value-type="string">
            <text:p>Bariu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37.327(7)</text:p>
          </table:table-cell>
          <table:table-cell office:value-type="string">
            <text:p>3.594</text:p>
          </table:table-cell>
          <table:table-cell office:value-type="string">
            <text:p>1002.15</text:p>
          </table:table-cell>
          <table:table-cell office:value-type="float" office:value="2170">
            <text:p>2170</text:p>
          </table:table-cell>
          <table:table-cell office:value-type="string">
            <text:p>0.204</text:p>
          </table:table-cell>
          <table:table-cell office:value-type="string">
            <text:p>0.89</text:p>
          </table:table-cell>
          <table:table-cell office:value-type="float" office:value="425">
            <text:p>425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a</text:p>
          </table:table-cell>
          <table:table-cell office:value-type="string">
            <text:p>Lanthan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38.90547(7)2</text:p>
          </table:table-cell>
          <table:table-cell office:value-type="string">
            <text:p>6.145</text:p>
          </table:table-cell>
          <table:table-cell office:value-type="string">
            <text:p>1193.15</text:p>
          </table:table-cell>
          <table:table-cell office:value-type="float" office:value="3737">
            <text:p>3737</text:p>
          </table:table-cell>
          <table:table-cell office:value-type="string">
            <text:p>0.195</text:p>
          </table:table-cell>
          <table:table-cell office:value-type="string">
            <text:p>1.1</text:p>
          </table:table-cell>
          <table:table-cell office:value-type="float" office:value="39">
            <text:p>39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</text:p>
          </table:table-cell>
          <table:table-cell office:value-type="string">
            <text:p>Cer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40.116(1)2</text:p>
          </table:table-cell>
          <table:table-cell office:value-type="string">
            <text:p>6.77</text:p>
          </table:table-cell>
          <table:table-cell office:value-type="string">
            <text:p>1071.15</text:p>
          </table:table-cell>
          <table:table-cell office:value-type="float" office:value="3716">
            <text:p>3716</text:p>
          </table:table-cell>
          <table:table-cell office:value-type="string">
            <text:p>0.192</text:p>
          </table:table-cell>
          <table:table-cell office:value-type="string">
            <text:p>1.12</text:p>
          </table:table-cell>
          <table:table-cell office:value-type="string">
            <text:p>66.5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</text:p>
          </table:table-cell>
          <table:table-cell office:value-type="string">
            <text:p>Praseodym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40.90765(2)</text:p>
          </table:table-cell>
          <table:table-cell office:value-type="string">
            <text:p>6.773</text:p>
          </table:table-cell>
          <table:table-cell office:value-type="string">
            <text:p>1204.15</text:p>
          </table:table-cell>
          <table:table-cell office:value-type="float" office:value="3793">
            <text:p>3793</text:p>
          </table:table-cell>
          <table:table-cell office:value-type="string">
            <text:p>0.193</text:p>
          </table:table-cell>
          <table:table-cell office:value-type="string">
            <text:p>1.13</text:p>
          </table:table-cell>
          <table:table-cell office:value-type="string">
            <text:p>9.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d</text:p>
          </table:table-cell>
          <table:table-cell office:value-type="string">
            <text:p>Neodym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44.242(3)2</text:p>
          </table:table-cell>
          <table:table-cell office:value-type="string">
            <text:p>7.007</text:p>
          </table:table-cell>
          <table:table-cell office:value-type="string">
            <text:p>1289.15</text:p>
          </table:table-cell>
          <table:table-cell office:value-type="float" office:value="3347">
            <text:p>3347</text:p>
          </table:table-cell>
          <table:table-cell office:value-type="string">
            <text:p>0.19</text:p>
          </table:table-cell>
          <table:table-cell office:value-type="string">
            <text:p>1.14</text:p>
          </table:table-cell>
          <table:table-cell office:value-type="string">
            <text:p>41.5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m</text:p>
          </table:table-cell>
          <table:table-cell office:value-type="string">
            <text:p>Prometh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[145]1</text:p>
          </table:table-cell>
          <table:table-cell office:value-type="string">
            <text:p>7.26</text:p>
          </table:table-cell>
          <table:table-cell office:value-type="string">
            <text:p>1204.15</text:p>
          </table:table-cell>
          <table:table-cell office:value-type="float" office:value="3273">
            <text:p>3273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&lt;0.001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m</text:p>
          </table:table-cell>
          <table:table-cell office:value-type="string">
            <text:p>Samar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50.36(2)2</text:p>
          </table:table-cell>
          <table:table-cell office:value-type="string">
            <text:p>7.52</text:p>
          </table:table-cell>
          <table:table-cell office:value-type="string">
            <text:p>1345.15</text:p>
          </table:table-cell>
          <table:table-cell office:value-type="float" office:value="2067">
            <text:p>2067</text:p>
          </table:table-cell>
          <table:table-cell office:value-type="string">
            <text:p>0.197</text:p>
          </table:table-cell>
          <table:table-cell office:value-type="string">
            <text:p>1.17</text:p>
          </table:table-cell>
          <table:table-cell office:value-type="string">
            <text:p>7.05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string">
            <text:p>Europ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51.964(1)2</text:p>
          </table:table-cell>
          <table:table-cell office:value-type="string">
            <text:p>5.243</text:p>
          </table:table-cell>
          <table:table-cell office:value-type="string">
            <text:p>1095.15</text:p>
          </table:table-cell>
          <table:table-cell office:value-type="float" office:value="1802">
            <text:p>1802</text:p>
          </table:table-cell>
          <table:table-cell office:value-type="string">
            <text:p>0.182</text:p>
          </table:table-cell>
          <table:table-cell office:value-type="string">
            <text:p>1.2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d</text:p>
          </table:table-cell>
          <table:table-cell office:value-type="string">
            <text:p>Gadolin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57.25(3)2</text:p>
          </table:table-cell>
          <table:table-cell office:value-type="string">
            <text:p>7.895</text:p>
          </table:table-cell>
          <table:table-cell office:value-type="string">
            <text:p>1585.15</text:p>
          </table:table-cell>
          <table:table-cell office:value-type="float" office:value="3546">
            <text:p>3546</text:p>
          </table:table-cell>
          <table:table-cell office:value-type="string">
            <text:p>0.236</text:p>
          </table:table-cell>
          <table:table-cell office:value-type="string">
            <text:p>1.2</text:p>
          </table:table-cell>
          <table:table-cell office:value-type="string">
            <text:p>6.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b</text:p>
          </table:table-cell>
          <table:table-cell office:value-type="string">
            <text:p>Terb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58.92535(2)</text:p>
          </table:table-cell>
          <table:table-cell office:value-type="string">
            <text:p>8.229</text:p>
          </table:table-cell>
          <table:table-cell office:value-type="string">
            <text:p>1630.15</text:p>
          </table:table-cell>
          <table:table-cell office:value-type="float" office:value="3503">
            <text:p>3503</text:p>
          </table:table-cell>
          <table:table-cell office:value-type="string">
            <text:p>0.182</text:p>
          </table:table-cell>
          <table:table-cell table:number-columns-repeated="2" office:value-type="string">
            <text:p>1.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y</text:p>
          </table:table-cell>
          <table:table-cell office:value-type="string">
            <text:p>Dyspros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62.500(1)2</text:p>
          </table:table-cell>
          <table:table-cell office:value-type="string">
            <text:p>8.55</text:p>
          </table:table-cell>
          <table:table-cell office:value-type="string">
            <text:p>1680.15</text:p>
          </table:table-cell>
          <table:table-cell office:value-type="float" office:value="2840">
            <text:p>2840</text:p>
          </table:table-cell>
          <table:table-cell office:value-type="string">
            <text:p>0.17</text:p>
          </table:table-cell>
          <table:table-cell office:value-type="string">
            <text:p>1.22</text:p>
          </table:table-cell>
          <table:table-cell office:value-type="string">
            <text:p>5.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</text:p>
          </table:table-cell>
          <table:table-cell office:value-type="string">
            <text:p>Holm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64.93032(2)</text:p>
          </table:table-cell>
          <table:table-cell office:value-type="string">
            <text:p>8.795</text:p>
          </table:table-cell>
          <table:table-cell office:value-type="string">
            <text:p>1743.15</text:p>
          </table:table-cell>
          <table:table-cell office:value-type="float" office:value="2993">
            <text:p>2993</text:p>
          </table:table-cell>
          <table:table-cell office:value-type="string">
            <text:p>0.165</text:p>
          </table:table-cell>
          <table:table-cell office:value-type="string">
            <text:p>1.23</text:p>
          </table:table-cell>
          <table:table-cell office:value-type="string">
            <text:p>1.3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r</text:p>
          </table:table-cell>
          <table:table-cell office:value-type="string">
            <text:p>Erb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67.259(3)2</text:p>
          </table:table-cell>
          <table:table-cell office:value-type="string">
            <text:p>9.066</text:p>
          </table:table-cell>
          <table:table-cell office:value-type="string">
            <text:p>1795.15</text:p>
          </table:table-cell>
          <table:table-cell office:value-type="float" office:value="3503">
            <text:p>3503</text:p>
          </table:table-cell>
          <table:table-cell office:value-type="string">
            <text:p>0.168</text:p>
          </table:table-cell>
          <table:table-cell office:value-type="string">
            <text:p>1.24</text:p>
          </table:table-cell>
          <table:table-cell office:value-type="string">
            <text:p>3.5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m</text:p>
          </table:table-cell>
          <table:table-cell office:value-type="string">
            <text:p>Thul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68.93421(2)</text:p>
          </table:table-cell>
          <table:table-cell office:value-type="string">
            <text:p>9.321</text:p>
          </table:table-cell>
          <table:table-cell office:value-type="string">
            <text:p>1818.15</text:p>
          </table:table-cell>
          <table:table-cell office:value-type="float" office:value="2223">
            <text:p>2223</text:p>
          </table:table-cell>
          <table:table-cell office:value-type="string">
            <text:p>0.16</text:p>
          </table:table-cell>
          <table:table-cell office:value-type="string">
            <text:p>1.25</text:p>
          </table:table-cell>
          <table:table-cell office:value-type="string">
            <text:p>0.5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b</text:p>
          </table:table-cell>
          <table:table-cell office:value-type="string">
            <text:p>Ytterbiu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73.054(5)2</text:p>
          </table:table-cell>
          <table:table-cell office:value-type="string">
            <text:p>6.965</text:p>
          </table:table-cell>
          <table:table-cell office:value-type="string">
            <text:p>1097.15</text:p>
          </table:table-cell>
          <table:table-cell office:value-type="float" office:value="1469">
            <text:p>1469</text:p>
          </table:table-cell>
          <table:table-cell office:value-type="string">
            <text:p>0.155</text:p>
          </table:table-cell>
          <table:table-cell office:value-type="string">
            <text:p>1.1</text:p>
          </table:table-cell>
          <table:table-cell office:value-type="string">
            <text:p>3.2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u</text:p>
          </table:table-cell>
          <table:table-cell office:value-type="string">
            <text:p>Lutetiu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74.9668(1)2</text:p>
          </table:table-cell>
          <table:table-cell office:value-type="string">
            <text:p>9.84</text:p>
          </table:table-cell>
          <table:table-cell office:value-type="string">
            <text:p>1936.15</text:p>
          </table:table-cell>
          <table:table-cell office:value-type="float" office:value="3675">
            <text:p>3675</text:p>
          </table:table-cell>
          <table:table-cell office:value-type="string">
            <text:p>0.154</text:p>
          </table:table-cell>
          <table:table-cell office:value-type="string">
            <text:p>1.27</text:p>
          </table:table-cell>
          <table:table-cell office:value-type="string">
            <text:p>0.8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f</text:p>
          </table:table-cell>
          <table:table-cell office:value-type="string">
            <text:p>Hafniu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78.49(2)</text:p>
          </table:table-cell>
          <table:table-cell office:value-type="string">
            <text:p>13.31</text:p>
          </table:table-cell>
          <table:table-cell office:value-type="string">
            <text:p>2500.15</text:p>
          </table:table-cell>
          <table:table-cell office:value-type="float" office:value="4876">
            <text:p>4876</text:p>
          </table:table-cell>
          <table:table-cell office:value-type="string">
            <text:p>0.144</text:p>
          </table:table-cell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</text:p>
          </table:table-cell>
          <table:table-cell office:value-type="string">
            <text:p>Tantalu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180.94788(2)</text:p>
          </table:table-cell>
          <table:table-cell office:value-type="string">
            <text:p>16.654</text:p>
          </table:table-cell>
          <table:table-cell office:value-type="string">
            <text:p>3269.15</text:p>
          </table:table-cell>
          <table:table-cell office:value-type="float" office:value="5731">
            <text:p>5731</text:p>
          </table:table-cell>
          <table:table-cell office:value-type="string">
            <text:p>0.14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</text:p>
          </table:table-cell>
          <table:table-cell office:value-type="string">
            <text:p>Tungste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83.84(1)</text:p>
          </table:table-cell>
          <table:table-cell office:value-type="string">
            <text:p>19.25</text:p>
          </table:table-cell>
          <table:table-cell office:value-type="string">
            <text:p>3680.15</text:p>
          </table:table-cell>
          <table:table-cell office:value-type="float" office:value="5828">
            <text:p>5828</text:p>
          </table:table-cell>
          <table:table-cell office:value-type="string">
            <text:p>0.132</text:p>
          </table:table-cell>
          <table:table-cell office:value-type="string">
            <text:p>2.36</text:p>
          </table:table-cell>
          <table:table-cell office:value-type="string">
            <text:p>1.3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</text:p>
          </table:table-cell>
          <table:table-cell office:value-type="string">
            <text:p>Rhenium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186.207(1)</text:p>
          </table:table-cell>
          <table:table-cell office:value-type="string">
            <text:p>21.02</text:p>
          </table:table-cell>
          <table:table-cell office:value-type="string">
            <text:p>3453.15</text:p>
          </table:table-cell>
          <table:table-cell office:value-type="float" office:value="5869">
            <text:p>5869</text:p>
          </table:table-cell>
          <table:table-cell office:value-type="string">
            <text:p>0.137</text:p>
          </table:table-cell>
          <table:table-cell office:value-type="string">
            <text:p>1.9</text:p>
          </table:table-cell>
          <table:table-cell office:value-type="string">
            <text:p>&lt;0.001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</text:p>
          </table:table-cell>
          <table:table-cell office:value-type="string">
            <text:p>Osmium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190.23(3)2</text:p>
          </table:table-cell>
          <table:table-cell office:value-type="string">
            <text:p>22.61</text:p>
          </table:table-cell>
          <table:table-cell office:value-type="string">
            <text:p>3300.15</text:p>
          </table:table-cell>
          <table:table-cell office:value-type="float" office:value="5285">
            <text:p>5285</text:p>
          </table:table-cell>
          <table:table-cell office:value-type="string">
            <text:p>0.13</text:p>
          </table:table-cell>
          <table:table-cell office:value-type="string">
            <text:p>2.2</text:p>
          </table:table-cell>
          <table:table-cell office:value-type="string">
            <text:p>0.002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r</text:p>
          </table:table-cell>
          <table:table-cell office:value-type="string">
            <text:p>Iridium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192.217(3)</text:p>
          </table:table-cell>
          <table:table-cell office:value-type="string">
            <text:p>22.56</text:p>
          </table:table-cell>
          <table:table-cell office:value-type="string">
            <text:p>2716.15</text:p>
          </table:table-cell>
          <table:table-cell office:value-type="float" office:value="4701">
            <text:p>4701</text:p>
          </table:table-cell>
          <table:table-cell office:value-type="string">
            <text:p>0.131</text:p>
          </table:table-cell>
          <table:table-cell office:value-type="string">
            <text:p>2.2</text:p>
          </table:table-cell>
          <table:table-cell office:value-type="string">
            <text:p>0.001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string">
            <text:p>Platinum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95.084(9)</text:p>
          </table:table-cell>
          <table:table-cell office:value-type="string">
            <text:p>21.46</text:p>
          </table:table-cell>
          <table:table-cell office:value-type="string">
            <text:p>2045.15</text:p>
          </table:table-cell>
          <table:table-cell office:value-type="float" office:value="4098">
            <text:p>4098</text:p>
          </table:table-cell>
          <table:table-cell office:value-type="string">
            <text:p>0.133</text:p>
          </table:table-cell>
          <table:table-cell office:value-type="string">
            <text:p>2.28</text:p>
          </table:table-cell>
          <table:table-cell office:value-type="string">
            <text:p>0.00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u</text:p>
          </table:table-cell>
          <table:table-cell office:value-type="string">
            <text:p>Gold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96.966569(4)</text:p>
          </table:table-cell>
          <table:table-cell office:value-type="string">
            <text:p>19.282</text:p>
          </table:table-cell>
          <table:table-cell office:value-type="string">
            <text:p>1337.73</text:p>
          </table:table-cell>
          <table:table-cell office:value-type="float" office:value="3129">
            <text:p>3129</text:p>
          </table:table-cell>
          <table:table-cell office:value-type="string">
            <text:p>0.129</text:p>
          </table:table-cell>
          <table:table-cell office:value-type="string">
            <text:p>2.54</text:p>
          </table:table-cell>
          <table:table-cell office:value-type="string">
            <text:p>0.00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g</text:p>
          </table:table-cell>
          <table:table-cell office:value-type="string">
            <text:p>Mercury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200.59(2)</text:p>
          </table:table-cell>
          <table:table-cell office:value-type="string">
            <text:p>13.5336</text:p>
          </table:table-cell>
          <table:table-cell office:value-type="string">
            <text:p>234.43</text:p>
          </table:table-cell>
          <table:table-cell office:value-type="float" office:value="630">
            <text:p>630</text:p>
          </table:table-cell>
          <table:table-cell office:value-type="string">
            <text:p>0.14</text:p>
          </table:table-cell>
          <table:table-cell office:value-type="float" office:value="2">
            <text:p>2</text:p>
          </table:table-cell>
          <table:table-cell office:value-type="string">
            <text:p>0.085</text:p>
          </table:table-cell>
          <table:table-cell office:value-type="string">
            <text:p>d</text:p>
          </table:table-cell>
          <table:table-cell office:value-type="string">
            <text:p>Liqu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l</text:p>
          </table:table-cell>
          <table:table-cell office:value-type="string">
            <text:p>Thallium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204.3833(2)</text:p>
          </table:table-cell>
          <table:table-cell office:value-type="string">
            <text:p>11.85</text:p>
          </table:table-cell>
          <table:table-cell office:value-type="string">
            <text:p>577.15</text:p>
          </table:table-cell>
          <table:table-cell office:value-type="float" office:value="1746">
            <text:p>1746</text:p>
          </table:table-cell>
          <table:table-cell office:value-type="string">
            <text:p>0.129</text:p>
          </table:table-cell>
          <table:table-cell office:value-type="string">
            <text:p>1.62</text:p>
          </table:table-cell>
          <table:table-cell office:value-type="string">
            <text:p>0.8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Lead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207.2(1)2 4</text:p>
          </table:table-cell>
          <table:table-cell office:value-type="string">
            <text:p>11.342</text:p>
          </table:table-cell>
          <table:table-cell office:value-type="string">
            <text:p>600.75</text:p>
          </table:table-cell>
          <table:table-cell office:value-type="float" office:value="2022">
            <text:p>2022</text:p>
          </table:table-cell>
          <table:table-cell office:value-type="string">
            <text:p>0.129</text:p>
          </table:table-cell>
          <table:table-cell office:value-type="string">
            <text:p>2.33</text:p>
          </table:table-cell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i</text:p>
          </table:table-cell>
          <table:table-cell office:value-type="string">
            <text:p>Bismuth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208.98040(1)</text:p>
          </table:table-cell>
          <table:table-cell office:value-type="string">
            <text:p>9.807</text:p>
          </table:table-cell>
          <table:table-cell office:value-type="string">
            <text:p>544.67</text:p>
          </table:table-cell>
          <table:table-cell office:value-type="float" office:value="1837">
            <text:p>1837</text:p>
          </table:table-cell>
          <table:table-cell office:value-type="string">
            <text:p>0.122</text:p>
          </table:table-cell>
          <table:table-cell office:value-type="string">
            <text:p>2.02</text:p>
          </table:table-cell>
          <table:table-cell office:value-type="string">
            <text:p>0.009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</text:p>
          </table:table-cell>
          <table:table-cell office:value-type="string">
            <text:p>Poloniu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[210]1</text:p>
          </table:table-cell>
          <table:table-cell office:value-type="string">
            <text:p>9.32</text:p>
          </table:table-cell>
          <table:table-cell office:value-type="string">
            <text:p>527.15</text:p>
          </table:table-cell>
          <table:table-cell office:value-type="float" office:value="1235">
            <text:p>1235</text:p>
          </table:table-cell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 office:value-type="string">
            <text:p>&lt;0.001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t</text:p>
          </table:table-cell>
          <table:table-cell office:value-type="string">
            <text:p>Astatine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[210]1</text:p>
          </table:table-cell>
          <table:table-cell office:value-type="float" office:value="7">
            <text:p>7</text:p>
          </table:table-cell>
          <table:table-cell office:value-type="string">
            <text:p>575.15</text:p>
          </table:table-cell>
          <table:table-cell office:value-type="float" office:value="610">
            <text:p>610</text:p>
          </table:table-cell>
          <table:table-cell office:value-type="float" office:value="-0">
            <text:p>0</text:p>
          </table:table-cell>
          <table:table-cell office:value-type="string">
            <text:p>2.2</text:p>
          </table:table-cell>
          <table:table-cell office:value-type="string">
            <text:p>&lt;0.001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n</text:p>
          </table:table-cell>
          <table:table-cell office:value-type="string">
            <text:p>Radon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[222]1</text:p>
          </table:table-cell>
          <table:table-cell office:value-type="string">
            <text:p>0.00973</text:p>
          </table:table-cell>
          <table:table-cell office:value-type="string">
            <text:p>202.15</text:p>
          </table:table-cell>
          <table:table-cell office:value-type="string">
            <text:p>211.3</text:p>
          </table:table-cell>
          <table:table-cell office:value-type="string">
            <text:p>0.094</text:p>
          </table:table-cell>
          <table:table-cell office:value-type="float" office:value="-0">
            <text:p>0</text:p>
          </table:table-cell>
          <table:table-cell office:value-type="string">
            <text:p>&lt;0.001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Transient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</text:p>
          </table:table-cell>
          <table:table-cell office:value-type="string">
            <text:p>Franciu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[223]1</text:p>
          </table:table-cell>
          <table:table-cell office:value-type="string">
            <text:p>1.87</text:p>
          </table:table-cell>
          <table:table-cell office:value-type="string">
            <text:p>300.15</text:p>
          </table:table-cell>
          <table:table-cell office:value-type="float" office:value="950">
            <text:p>950</text:p>
          </table:table-cell>
          <table:table-cell office:value-type="float" office:value="-0">
            <text:p>0</text:p>
          </table:table-cell>
          <table:table-cell office:value-type="string">
            <text:p>0.7</text:p>
          </table:table-cell>
          <table:table-cell office:value-type="string">
            <text:p>&lt;0.001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a</text:p>
          </table:table-cell>
          <table:table-cell office:value-type="string">
            <text:p>Radiu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[226]1</text:p>
          </table:table-cell>
          <table:table-cell office:value-type="string">
            <text:p>5.5</text:p>
          </table:table-cell>
          <table:table-cell office:value-type="string">
            <text:p>973.15</text:p>
          </table:table-cell>
          <table:table-cell office:value-type="float" office:value="2010">
            <text:p>2010</text:p>
          </table:table-cell>
          <table:table-cell office:value-type="float" office:value="-0">
            <text:p>0</text:p>
          </table:table-cell>
          <table:table-cell office:value-type="string">
            <text:p>0.9</text:p>
          </table:table-cell>
          <table:table-cell office:value-type="string">
            <text:p>&lt;0.001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c</text:p>
          </table:table-cell>
          <table:table-cell office:value-type="string">
            <text:p>Acti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27]1</text:p>
          </table:table-cell>
          <table:table-cell office:value-type="string">
            <text:p>10.07</text:p>
          </table:table-cell>
          <table:table-cell office:value-type="string">
            <text:p>1323.15</text:p>
          </table:table-cell>
          <table:table-cell office:value-type="float" office:value="3471">
            <text:p>3471</text:p>
          </table:table-cell>
          <table:table-cell office:value-type="string">
            <text:p>0.12</text:p>
          </table:table-cell>
          <table:table-cell office:value-type="string">
            <text:p>1.1</text:p>
          </table:table-cell>
          <table:table-cell office:value-type="string">
            <text:p>&lt;0.001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</text:p>
          </table:table-cell>
          <table:table-cell office:value-type="string">
            <text:p>Thor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232.03806(2)1 2</text:p>
          </table:table-cell>
          <table:table-cell office:value-type="string">
            <text:p>11.72</text:p>
          </table:table-cell>
          <table:table-cell office:value-type="string">
            <text:p>2028.15</text:p>
          </table:table-cell>
          <table:table-cell office:value-type="float" office:value="5061">
            <text:p>5061</text:p>
          </table:table-cell>
          <table:table-cell office:value-type="string">
            <text:p>0.113</text:p>
          </table:table-cell>
          <table:table-cell office:value-type="string">
            <text:p>1.3</text:p>
          </table:table-cell>
          <table:table-cell office:value-type="string">
            <text:p>9.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</text:p>
          </table:table-cell>
          <table:table-cell office:value-type="string">
            <text:p>Protacti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231.03588(2)1</text:p>
          </table:table-cell>
          <table:table-cell office:value-type="string">
            <text:p>15.37</text:p>
          </table:table-cell>
          <table:table-cell office:value-type="string">
            <text:p>1873.15</text:p>
          </table:table-cell>
          <table:table-cell office:value-type="float" office:value="4300">
            <text:p>4300</text:p>
          </table:table-cell>
          <table:table-cell office:value-type="float" office:value="-0">
            <text:p>0</text:p>
          </table:table-cell>
          <table:table-cell office:value-type="string">
            <text:p>1.5</text:p>
          </table:table-cell>
          <table:table-cell office:value-type="string">
            <text:p>&lt;0.001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</text:p>
          </table:table-cell>
          <table:table-cell office:value-type="string">
            <text:p>Ura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238.02891(3)1</text:p>
          </table:table-cell>
          <table:table-cell office:value-type="string">
            <text:p>18.95</text:p>
          </table:table-cell>
          <table:table-cell office:value-type="string">
            <text:p>1405.15</text:p>
          </table:table-cell>
          <table:table-cell office:value-type="float" office:value="4404">
            <text:p>4404</text:p>
          </table:table-cell>
          <table:table-cell office:value-type="string">
            <text:p>0.116</text:p>
          </table:table-cell>
          <table:table-cell office:value-type="string">
            <text:p>1.38</text:p>
          </table:table-cell>
          <table:table-cell office:value-type="string">
            <text:p>2.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p</text:p>
          </table:table-cell>
          <table:table-cell office:value-type="string">
            <text:p>Neptu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37]1</text:p>
          </table:table-cell>
          <table:table-cell office:value-type="string">
            <text:p>20.45</text:p>
          </table:table-cell>
          <table:table-cell office:value-type="string">
            <text:p>913.15</text:p>
          </table:table-cell>
          <table:table-cell office:value-type="float" office:value="4273">
            <text:p>4273</text:p>
          </table:table-cell>
          <table:table-cell office:value-type="float" office:value="-0">
            <text:p>0</text:p>
          </table:table-cell>
          <table:table-cell office:value-type="string">
            <text:p>1.36</text:p>
          </table:table-cell>
          <table:table-cell office:value-type="string">
            <text:p>&lt;0.001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u</text:p>
          </table:table-cell>
          <table:table-cell office:value-type="string">
            <text:p>Pluto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44]1</text:p>
          </table:table-cell>
          <table:table-cell office:value-type="string">
            <text:p>19.84</text:p>
          </table:table-cell>
          <table:table-cell office:value-type="string">
            <text:p>913.15</text:p>
          </table:table-cell>
          <table:table-cell office:value-type="float" office:value="3501">
            <text:p>3501</text:p>
          </table:table-cell>
          <table:table-cell office:value-type="float" office:value="-0">
            <text:p>0</text:p>
          </table:table-cell>
          <table:table-cell office:value-type="string">
            <text:p>1.28</text:p>
          </table:table-cell>
          <table:table-cell office:value-type="string">
            <text:p>&lt;0.001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m</text:p>
          </table:table-cell>
          <table:table-cell office:value-type="string">
            <text:p>Americ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43]1</text:p>
          </table:table-cell>
          <table:table-cell office:value-type="string">
            <text:p>13.69</text:p>
          </table:table-cell>
          <table:table-cell office:value-type="string">
            <text:p>1267.15</text:p>
          </table:table-cell>
          <table:table-cell office:value-type="float" office:value="2880">
            <text:p>2880</text:p>
          </table:table-cell>
          <table:table-cell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m</text:p>
          </table:table-cell>
          <table:table-cell office:value-type="string">
            <text:p>Cur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47]1</text:p>
          </table:table-cell>
          <table:table-cell office:value-type="string">
            <text:p>13.51</text:p>
          </table:table-cell>
          <table:table-cell office:value-type="string">
            <text:p>1340.15</text:p>
          </table:table-cell>
          <table:table-cell office:value-type="float" office:value="3383">
            <text:p>3383</text:p>
          </table:table-cell>
          <table:table-cell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k</text:p>
          </table:table-cell>
          <table:table-cell office:value-type="string">
            <text:p>Berkel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47]1</text:p>
          </table:table-cell>
          <table:table-cell office:value-type="string">
            <text:p>14.79</text:p>
          </table:table-cell>
          <table:table-cell office:value-type="string">
            <text:p>1259.15</text:p>
          </table:table-cell>
          <table:table-cell office:value-type="float" office:value="983">
            <text:p>983</text:p>
          </table:table-cell>
          <table:table-cell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f</text:p>
          </table:table-cell>
          <table:table-cell office:value-type="string">
            <text:p>Califor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51]1</text:p>
          </table:table-cell>
          <table:table-cell office:value-type="string">
            <text:p>15.1</text:p>
          </table:table-cell>
          <table:table-cell office:value-type="string">
            <text:p>1925.15</text:p>
          </table:table-cell>
          <table:table-cell office:value-type="float" office:value="1173">
            <text:p>1173</text:p>
          </table:table-cell>
          <table:table-cell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s</text:p>
          </table:table-cell>
          <table:table-cell office:value-type="string">
            <text:p>Einstein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52]1</text:p>
          </table:table-cell>
          <table:table-cell office:value-type="string">
            <text:p>13.5</text:p>
          </table:table-cell>
          <table:table-cell office:value-type="string">
            <text:p>1133.15</text:p>
          </table:table-cell>
          <table:table-cell table:number-columns-repeated="2"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m</text:p>
          </table:table-cell>
          <table:table-cell office:value-type="string">
            <text:p>Ferm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57]1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d</text:p>
          </table:table-cell>
          <table:table-cell office:value-type="string">
            <text:p>Mendelev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58]1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</text:p>
          </table:table-cell>
          <table:table-cell office:value-type="string">
            <text:p>Nobelium</text:p>
          </table:table-cell>
          <table:table-cell/>
          <table:table-cell office:value-type="float" office:value="7">
            <text:p>7</text:p>
          </table:table-cell>
          <table:table-cell office:value-type="string">
            <text:p>[259]1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r</text:p>
          </table:table-cell>
          <table:table-cell office:value-type="string">
            <text:p>Lawrenciu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[262]1</text:p>
          </table:table-cell>
          <table:table-cell table:number-columns-repeated="4" office:value-type="float" office:value="-0">
            <text:p>0</text:p>
          </table:table-cell>
          <table:table-cell office:value-type="string">
            <text:p>1.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f</text:p>
          </table:table-cell>
          <table:table-cell office:value-type="string">
            <text:p>Rutherfordium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[261]1</text:p>
          </table:table-cell>
          <table:table-cell office:value-type="string">
            <text:p>18.1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b</text:p>
          </table:table-cell>
          <table:table-cell office:value-type="string">
            <text:p>Dubniu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[262]1</text:p>
          </table:table-cell>
          <table:table-cell office:value-type="float" office:value="39">
            <text:p>39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g</text:p>
          </table:table-cell>
          <table:table-cell office:value-type="string">
            <text:p>Seaborgiu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[266]1</text:p>
          </table:table-cell>
          <table:table-cell office:value-type="float" office:value="35">
            <text:p>35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h</text:p>
          </table:table-cell>
          <table:table-cell office:value-type="string">
            <text:p>Bohrium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[264]1</text:p>
          </table:table-cell>
          <table:table-cell office:value-type="float" office:value="37">
            <text:p>37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Hs</text:p>
          </table:table-cell>
          <table:table-cell office:value-type="string">
            <text:p>Hassium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[267]1</text:p>
          </table:table-cell>
          <table:table-cell office:value-type="float" office:value="41">
            <text:p>41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t</text:p>
          </table:table-cell>
          <table:table-cell office:value-type="string">
            <text:p>Meitneriu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[268]1</text:p>
          </table:table-cell>
          <table:table-cell office:value-type="float" office:value="35">
            <text:p>35</text:p>
          </table:table-cell>
          <table:table-cell table:number-columns-repeated="5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s</text:p>
          </table:table-cell>
          <table:table-cell office:value-type="string">
            <text:p>Darmstadtium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[271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g</text:p>
          </table:table-cell>
          <table:table-cell office:value-type="string">
            <text:p>Roentgenium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[272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n</text:p>
          </table:table-cell>
          <table:table-cell office:value-type="string">
            <text:p>Copernicium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[285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Uut</text:p>
          </table:table-cell>
          <table:table-cell office:value-type="string">
            <text:p>Ununtrium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[284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Uuq</text:p>
          </table:table-cell>
          <table:table-cell office:value-type="string">
            <text:p>Ununquadium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[289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up</text:p>
          </table:table-cell>
          <table:table-cell office:value-type="string">
            <text:p>Ununpentium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[288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Uuh</text:p>
          </table:table-cell>
          <table:table-cell office:value-type="string">
            <text:p>Ununhexium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[292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Uus</text:p>
          </table:table-cell>
          <table:table-cell office:value-type="string">
            <text:p>Ununseptium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[295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Uuo</text:p>
          </table:table-cell>
          <table:table-cell office:value-type="string">
            <text:p>Ununoctium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[294]1</text:p>
          </table:table-cell>
          <table:table-cell table:number-columns-repeated="6" office:value-type="float" office:value="-0">
            <text:p>0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</table:table>
      <table:table table:name="Лист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omic no.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Group</text:p>
          </table:table-cell>
          <table:table-cell office:value-type="string">
            <text:p>Period</text:p>
          </table:table-cell>
          <table:table-cell office:value-type="string">
            <text:p>Block</text:p>
          </table:table-cell>
          <table:table-cell office:value-type="string">
            <text:p>State at STP</text:p>
          </table:table-cell>
          <table:table-cell office:value-type="string">
            <text:p>Occurrence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yllium</text:p>
          </table:table-cell>
          <table:table-cell office:value-type="string">
            <text:p>B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umini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itanium</text:p>
          </table:table-cell>
          <table:table-cell office:value-type="string">
            <text:p>Ti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Non-meta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Liquid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iobium</text:p>
          </table:table-cell>
          <table:table-cell office:value-type="string">
            <text:p>N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Primordial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aesium</text:p>
          </table:table-cell>
          <table:table-cell office:value-type="string">
            <text:p>C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aseodymium</text:p>
          </table:table-cell>
          <table:table-cell office:value-type="string">
            <text:p>P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ysprosium</text:p>
          </table:table-cell>
          <table:table-cell office:value-type="string">
            <text:p>Dy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Lanthanid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ntalum</text:p>
          </table:table-cell>
          <table:table-cell office:value-type="string">
            <text:p>T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ungsten</text:p>
          </table:table-cell>
          <table:table-cell office:value-type="string">
            <text:p>W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Liquid</text:p>
          </table:table-cell>
          <table:table-cell office:value-type="string">
            <text:p>Primordial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Metal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Metalloid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Halogen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Gas</text:p>
          </table:table-cell>
          <table:table-cell office:value-type="string">
            <text:p>Transient</text:p>
          </table:table-cell>
          <table:table-cell office:value-type="string">
            <text:p>Noble gas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lkali metal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lkaline earth metal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Transient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Primordial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endelevium</text:p>
          </table:table-cell>
          <table:table-cell office:value-type="string">
            <text:p>M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f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Solid</text:p>
          </table:table-cell>
          <table:table-cell office:value-type="string">
            <text:p>Synthetic</text:p>
          </table:table-cell>
          <table:table-cell office:value-type="string">
            <text:p>Actinid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ohrium</text:p>
          </table:table-cell>
          <table:table-cell office:value-type="string">
            <text:p>Bh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armstadtium</text:p>
          </table:table-cell>
          <table:table-cell office:value-type="string">
            <text:p>Ds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oentgenium</text:p>
          </table:table-cell>
          <table:table-cell office:value-type="string">
            <text:p>Rg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opernicium</text:p>
          </table:table-cell>
          <table:table-cell office:value-type="string">
            <text:p>C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/>
          <table:table-cell office:value-type="string">
            <text:p>Synthetic</text:p>
          </table:table-cell>
          <table:table-cell office:value-type="string">
            <text:p>Transition meta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(Ununtrium)</text:p>
          </table:table-cell>
          <table:table-cell office:value-type="string">
            <text:p>Uut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(Ununquadium)</text:p>
          </table:table-cell>
          <table:table-cell office:value-type="string">
            <text:p>Uuq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(Ununpentium)</text:p>
          </table:table-cell>
          <table:table-cell office:value-type="string">
            <text:p>Uup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(Ununhexium)</text:p>
          </table:table-cell>
          <table:table-cell office:value-type="string">
            <text:p>Uuh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(Ununseptium)</text:p>
          </table:table-cell>
          <table:table-cell office:value-type="string">
            <text:p>Uus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(Ununoctium)</text:p>
          </table:table-cell>
          <table:table-cell office:value-type="string">
            <text:p>Uuo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p</text:p>
          </table:table-cell>
          <table:table-cell/>
          <table:table-cell office:value-type="string">
            <text:p>Synthetic</text:p>
          </table:table-cell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.07.2011</text:date>, <text:time>13:11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ekz </meta:initial-creator>
    <meta:creation-date>2011-07-14T17:08:18.32</meta:creation-date>
    <dc:date>2011-07-31T13:10:38.46</dc:date>
    <meta:editing-duration>PT01H22M52S</meta:editing-duration>
    <meta:editing-cycles>4</meta:editing-cycles>
    <meta:generator>OpenOffice.org/3.1$Win32 OpenOffice.org_project/310m19$Build-9420</meta:generator>
    <meta:document-statistic meta:table-count="3" meta:cell-count="2899" meta:object-count="0"/>
  </office:meta>
</office:document-meta>
</file>